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3c6f" officeooo:paragraph-rsid="00123c6f"/>
    </style:style>
    <style:style style:name="P2" style:family="paragraph" style:parent-style-name="Standard">
      <style:text-properties officeooo:rsid="00133f52" officeooo:paragraph-rsid="00133f52"/>
    </style:style>
    <style:style style:name="P3" style:family="paragraph" style:parent-style-name="Standard">
      <style:text-properties officeooo:rsid="00133f52" officeooo:paragraph-rsid="00136d3b"/>
    </style:style>
    <style:style style:name="P4" style:family="paragraph" style:parent-style-name="Standard">
      <style:text-properties officeooo:rsid="00133f52" officeooo:paragraph-rsid="00141dbe"/>
    </style:style>
    <style:style style:name="P5" style:family="paragraph" style:parent-style-name="Standard">
      <style:text-properties officeooo:rsid="00154126" officeooo:paragraph-rsid="00154126"/>
    </style:style>
    <style:style style:name="P6" style:family="paragraph" style:parent-style-name="Standard">
      <style:text-properties officeooo:rsid="00163615" officeooo:paragraph-rsid="00163615"/>
    </style:style>
    <style:style style:name="P7" style:family="paragraph" style:parent-style-name="Standard">
      <style:text-properties officeooo:rsid="001686b0" officeooo:paragraph-rsid="001686b0"/>
    </style:style>
    <style:style style:name="P8" style:family="paragraph" style:parent-style-name="Standard">
      <style:text-properties officeooo:rsid="001807fb" officeooo:paragraph-rsid="001807fb"/>
    </style:style>
    <style:style style:name="P9" style:family="paragraph" style:parent-style-name="Standard">
      <style:text-properties officeooo:rsid="00199470" officeooo:paragraph-rsid="00199470"/>
    </style:style>
    <style:style style:name="P10" style:family="paragraph" style:parent-style-name="Standard">
      <style:text-properties officeooo:rsid="001a25c2" officeooo:paragraph-rsid="001a25c2"/>
    </style:style>
    <style:style style:name="P11" style:family="paragraph" style:parent-style-name="Standard">
      <style:text-properties fo:font-weight="bold" officeooo:rsid="00123c6f" officeooo:paragraph-rsid="00123c6f" style:font-weight-asian="bold" style:font-weight-complex="bold"/>
    </style:style>
    <style:style style:name="T1" style:family="text">
      <style:text-properties officeooo:rsid="00136d3b"/>
    </style:style>
    <style:style style:name="T2" style:family="text">
      <style:text-properties officeooo:rsid="00141dbe"/>
    </style:style>
    <style:style style:name="T3" style:family="text">
      <style:text-properties officeooo:rsid="001686b0"/>
    </style:style>
    <style:style style:name="T4" style:family="text">
      <style:text-properties officeooo:rsid="00199470"/>
    </style:style>
    <style:style style:name="T5" style:family="text">
      <style:text-properties officeooo:rsid="001a1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nap.cpp documentation</text:p>
      <text:p text:style-name="P1"/>
      <text:p text:style-name="P5">This program simulates snapshot using Marker's algorithm. The program reads inputs from a file for performing some events and gives output of snapshot statistics for each node.</text:p>
      <text:p text:style-name="P5">Format of input was changed from originally provided in terms of delimiter which this program uses space instead of commas.</text:p>
      <text:p text:style-name="P1"/>
      <text:p text:style-name="P6">Language:</text:p>
      <text:p text:style-name="P1">For the simulation part, C++ language was used to develop program.</text:p>
      <text:p text:style-name="P1"/>
      <text:p text:style-name="P6">Classes:</text:p>
      <text:p text:style-name="P1">Three classes were developed: Message, Snap and NodeState.</text:p>
      <text:p text:style-name="P1">Message class is used to pass message along channel between two nodes.</text:p>
      <text:p text:style-name="P1">Snap class is used to store state of a node during snapshot.</text:p>
      <text:p text:style-name="P1">NodeState class is used to store state of a node after each event in a node.</text:p>
      <text:p text:style-name="P1"/>
      <text:p text:style-name="P6">Functions:</text:p>
      <text:p text:style-name="P3">'place_message_in_channel<text:span text:style-name="T1">(int pTime,int sender, int receiver, int sltime, int delay, char *type)</text:span>' is a function to put message in queue in channel between two nodes.</text:p>
      <text:p text:style-name="P4">'move_up_message_in_channel<text:span text:style-name="T2">(int sender, int receiver)</text:span>' is a function to remove just received message from the channel and move messages move up a queue.</text:p>
      <text:p text:style-name="P2">'go_snap(int node)' is a function that puts a node into snapping mode.</text:p>
      <text:p text:style-name="P2">'display_snapshot_stat(int node)' is a function to display state of a node and stats last captured when shapshot is completed.</text:p>
      <text:p text:style-name="P2"/>
      <text:p text:style-name="P6">Working:</text:p>
      <text:p text:style-name="P6">Reads no. of nodes from input file and creates that no. of nodes with NodeState class. For every node pair, a pair of channels are created. <text:span text:style-name="T3">Maximum length of queue is set to 100. </text:span></text:p>
      <text:p text:style-name="P7">Global time and within node real time is defined for all nodes. </text:p>
      <text:p text:style-name="P7">Program executes as long as there are inputs left in file and if there are no inputs left, it still keeps executing till there are messages left in queue in any of nodes.</text:p>
      <text:p text:style-name="P8">When reading input event for a node, it doesn't execute till real time of node matches real time read for the input; during that period it keeps on checking if there are any messages in channel for the node. Messages are only received on receiving nodes if physical time of message sending event from sender and delay for the event combines for equal or more than physical time of the node. Logical clocks are updated for every events.</text:p>
      <text:p text:style-name="P8">If a node receives a message of type 'S' which represents snapshot request or token in the program for first time, it copies its node state to snapshot object for the node which is like recording its local state and then it broadcasts snapshot request message to all other nodes and its mode is set to snapping represented by 'S' in the code.</text:p>
      <text:p text:style-name="P8">If a node receives a general message of type 'G' and if the node is in snapping mode, it records that message to its snapshot object .</text:p>
      <text:p text:style-name="P8">If a node receives a message of type 'S' again after it is in snapping mode, it stops recording messages from that channel to its snapshot object and decreases <text:span text:style-name="T4">number of nodes missing for the snapshot to be completed.</text:span></text:p>
      <text:p text:style-name="P9">When <text:span text:style-name="T5">missing nodes for the snapshot is zero, then snapshot for the node is complete and statistics of the snapshot is displayed. </text:span></text:p>
      <text:p text:style-name="P9"/>
      <text:p text:style-name="P10">Usage of executable file: ./execFile input_file</text:p>
      <text:p text:style-name="P2"><text:soft-page-break/><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15:04:36.660352203</meta:creation-date>
    <dc:date>2014-12-09T17:47:48.902367885</dc:date>
    <meta:editing-duration>PT2H33M30S</meta:editing-duration>
    <meta:editing-cycles>10</meta:editing-cycles>
    <meta:generator>LibreOffice/4.2.4.2$Linux_X86_64 LibreOffice_project/420m0$Build-2</meta:generator>
    <meta:document-statistic meta:table-count="0" meta:image-count="0" meta:object-count="0" meta:page-count="2" meta:paragraph-count="26" meta:word-count="503" meta:character-count="2917" meta:non-whitespace-character-count="2435"/>
  </office:meta>
</office:document-meta>
</file>